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36cm"/>
    </style:style>
    <style:style style:name="co3" style:family="table-column">
      <style:table-column-properties fo:break-before="auto" style:column-width="22.618cm"/>
    </style:style>
    <style:style style:name="co4" style:family="table-column">
      <style:table-column-properties fo:break-before="auto" style:column-width="11.98cm"/>
    </style:style>
    <style:style style:name="co5" style:family="table-column">
      <style:table-column-properties fo:break-before="auto" style:column-width="4.364cm"/>
    </style:style>
    <style:style style:name="co6" style:family="table-column">
      <style:table-column-properties fo:break-before="auto" style:column-width="12.958cm"/>
    </style:style>
    <style:style style:name="co7" style:family="table-column">
      <style:table-column-properties fo:break-before="auto" style:column-width="1.66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925cm" fo:break-before="auto" style:use-optimal-row-height="true"/>
    </style:style>
    <style:style style:name="ro7" style:family="table-row">
      <style:table-row-properties style:row-height="2.106cm" fo:break-before="auto" style:use-optimal-row-height="true"/>
    </style:style>
    <style:style style:name="ro8" style:family="table-row">
      <style:table-row-properties style:row-height="1.6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style="italic" fo:font-weight="bold" style:font-style-asian="italic" style:font-weight-asian="bold" style:font-style-complex="italic"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start" fo:margin-left="0cm"/>
    </style:style>
    <style:style style:name="ce8" style:family="table-cell" style:parent-style-name="Default">
      <style:table-cell-properties fo:background-color="#729fcf" style:text-align-source="fix" style:repeat-content="false" fo:wrap-option="wrap" fo:border="0.74pt solid #000000" style:vertical-align="middle"/>
      <style:paragraph-properties fo:text-align="start" fo:margin-left="0cm"/>
      <style:text-properties fo:color="#ffffff"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wrap-option="wrap" fo:border="0.74pt solid #000000" style:vertical-align="middle"/>
      <style:paragraph-properties fo:text-align="start" fo:margin-left="0cm"/>
    </style:style>
    <style:style style:name="ce19" style:family="table-cell" style:parent-style-name="Default">
      <style:table-cell-properties style:text-align-source="fix" style:repeat-content="false" fo:wrap-option="wrap" fo:border="none" style:vertical-align="middle"/>
      <style:paragraph-properties fo:text-align="start" fo:margin-left="0cm"/>
    </style:style>
    <style:style style:name="ce20" style:family="table-cell" style:parent-style-name="Default">
      <style:table-cell-properties fo:background-color="#729fcf" style:text-align-source="fix" style:repeat-content="false" fo:wrap-option="wrap" fo:border="0.74pt solid #000000" style:vertical-align="middle"/>
      <style:paragraph-properties fo:text-align="start" fo:margin-left="0cm"/>
      <style:text-properties fo:color="#ffffff" fo:font-weight="bold" style:font-weight-asian="bold" style:font-weight-complex="bold"/>
    </style:style>
    <style:style style:name="ce16" style:family="table-cell" style:parent-style-name="pd1">
      <style:table-cell-properties fo:background-color="#729fcf"/>
      <style:text-properties fo:color="#ffffff" fo:font-weight="bold" style:font-weight-asian="bold" style:font-weight-complex="bold"/>
    </style:style>
    <style:style style:name="ce17" style:family="table-cell" style:parent-style-name="Default">
      <style:table-cell-properties fo:border="0.74pt solid #000000" style:vertical-align="middle"/>
      <style:text-properties fo:font-weight="bold" style:font-weight-asian="bold" style:font-weight-complex="bold"/>
    </style:style>
    <style:style style:name="ce18" style:family="table-cell" style:parent-style-name="Default">
      <style:table-cell-properties fo:wrap-option="wrap"/>
    </style:style>
    <style:style style:name="ce21" style:family="table-cell" style:parent-style-name="pd1">
      <style:table-cell-properties fo:background-color="#729fcf" fo:wrap-option="wrap"/>
      <style:text-properties fo:color="#ffffff" fo:font-weight="bold" style:font-weight-asian="bold" style:font-weight-complex="bold"/>
    </style:style>
    <style:style style:name="ce22"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Catégories d’impacts" table:style-name="ta1">
        <table:table-column table:style-name="co1" table:default-cell-style-name="Default"/>
        <table:table-column table:style-name="co2" table:default-cell-style-name="ce2"/>
        <table:table-column table:style-name="co3" table:default-cell-style-name="ce7"/>
        <table:table-column table:style-name="co4" table:default-cell-style-name="ce7"/>
        <table:table-row table:style-name="ro1">
          <table:table-cell table:number-columns-repeated="4"/>
        </table:table-row>
        <table:table-row table:style-name="ro1">
          <table:table-cell/>
          <table:table-cell table:style-name="ce3" office:value-type="string" calcext:value-type="string">
            <text:p>Catégories</text:p>
          </table:table-cell>
          <table:table-cell table:style-name="ce8" office:value-type="string" calcext:value-type="string">
            <text:p>Impact</text:p>
          </table:table-cell>
          <table:table-cell table:style-name="ce20" office:value-type="string" calcext:value-type="string">
            <text:p>Exemple </text:p>
          </table:table-cell>
        </table:table-row>
        <table:table-row table:style-name="ro2">
          <table:table-cell/>
          <table:table-cell table:style-name="ce5" office:value-type="string" calcext:value-type="string">
            <text:p>IMPACTS SUR LES MISSIONS ET SERVICE DE L'ORGANISATION</text:p>
          </table:table-cell>
          <table:table-cell table:style-name="ce11" office:value-type="string" calcext:value-type="string">
            <text:p>CONSÉQUENCES DIRECTES OU INDIRECTES SUR LA RÉALISATION DES MISSIONS ET SERVICES</text:p>
          </table:table-cell>
          <table:table-cell table:style-name="ce11" office:value-type="string" calcext:value-type="string">
            <text:p>Incapacité à fournir un service, dégradation de performances</text:p>
            <text:p>opérationnelles, retards, impacts sur la production ou la distribution de biens ou de services, impossibilité de mettre en œuvre</text:p>
            <text:p>un processus clé.</text:p>
          </table:table-cell>
        </table:table-row>
        <table:table-row table:style-name="ro3">
          <table:table-cell/>
          <table:table-cell table:style-name="ce5" office:value-type="string" calcext:value-type="string" table:number-columns-spanned="1" table:number-rows-spanned="3">
            <text:p>IMPACTS HUMAINS, MATÉRIELS OU ENVIRONNEMENTAUX</text:p>
          </table:table-cell>
          <table:table-cell table:style-name="ce11" office:value-type="string" calcext:value-type="string">
            <text:p>IMPACTS SUR LA SÉCURITÉ OU SUR LA SANTÉ DES PERSONNES CONSÉQUENCES DIRECTES OU INDIRECTES SUR L'INTÉGRITÉ PHYSIQUE DE PERSONNES</text:p>
          </table:table-cell>
          <table:table-cell table:style-name="ce11" office:value-type="string" calcext:value-type="string">
            <text:p>Accident du travail, maladie professionnelle, perte de vies humaines, mise en danger, crise ou alerte sanitaire</text:p>
          </table:table-cell>
        </table:table-row>
        <table:table-row table:style-name="ro3">
          <table:table-cell/>
          <table:covered-table-cell table:style-name="ce5"/>
          <table:table-cell table:style-name="ce11" office:value-type="string" calcext:value-type="string">
            <text:p>IMPACTS MATÉRIELS DÉGÂTS MATÉRIELS OU DESTRUCTION DE BIENS SUPPORTS</text:p>
          </table:table-cell>
          <table:table-cell table:style-name="ce11" office:value-type="string" calcext:value-type="string">
            <text:p>Destruction de locaux ou d’installations, endommagement de</text:p>
            <text:p>moyens de production, usure prématurée de matériels.</text:p>
          </table:table-cell>
        </table:table-row>
        <table:table-row table:style-name="ro3">
          <table:table-cell/>
          <table:covered-table-cell table:style-name="ce5"/>
          <table:table-cell table:style-name="ce11" office:value-type="string" calcext:value-type="string">
            <text:p>IMPACTS SUR L'ENVIRONNEMENT CONSÉQUENCES ÉCOLOGIQUES À COURT OU LONG TERME, DIRECTES OU INDIRECTES</text:p>
          </table:table-cell>
          <table:table-cell table:style-name="ce11" office:value-type="string" calcext:value-type="string">
            <text:p>Contamination radiologique ou chimique des nappes phréatiques</text:p>
            <text:p>ou des sols, rejet de polluants dans l’atmosphère.</text:p>
          </table:table-cell>
        </table:table-row>
        <table:table-row table:style-name="ro4">
          <table:table-cell/>
          <table:table-cell table:style-name="ce5" office:value-type="string" calcext:value-type="string" table:number-columns-spanned="1" table:number-rows-spanned="3">
            <text:p>IMPACTS SUR LA GOUVERNANCE</text:p>
          </table:table-cell>
          <table:table-cell table:style-name="ce11" office:value-type="string" calcext:value-type="string">
            <text:p>IMPACTS SUR LA CAPACITÉ DE DÉVELOPPEMENT OU DE DÉCISION CONSÉQUENCES DIRECTES OU INDIRECTES SUR LA LIBERTÉ DE DÉCIDER, DE DIRIGER, DE METTRE EN ŒUVRE LA STRATÉGIE DE DÉVELOPPEMENT</text:p>
          </table:table-cell>
          <table:table-cell table:style-name="ce11" office:value-type="string" calcext:value-type="string">
            <text:p>Perte de souveraineté, perte ou limitation de l'indépendance de</text:p>
            <text:p>jugement ou de décision, limitation des marges de négociation,</text:p>
            <text:p>perte de capacité d'influence, prise de contrôle de l’organisation,</text:p>
            <text:p>changement contraint de stratégie, perte de fournisseurs ou de</text:p>
            <text:p>sous-traitants clés.</text:p>
          </table:table-cell>
        </table:table-row>
        <table:table-row table:style-name="ro5">
          <table:table-cell/>
          <table:covered-table-cell table:style-name="ce5"/>
          <table:table-cell table:style-name="ce11" office:value-type="string" calcext:value-type="string">
            <text:p>IMPACTS SUR LE LIEN SOCIAL INTERNE CONSÉQUENCES DIRECTES OU INDIRECTES SUR LA QUALITÉ DES LIENS SOCIAUX AU SEIN DE L’ORGANISATION</text:p>
          </table:table-cell>
          <table:table-cell table:style-name="ce11" office:value-type="string" calcext:value-type="string">
            <text:p>Perte de confiance des employés dans la pérennité de l’organisation, exacerbation d'un ressentiment ou de tensions entre groupes,</text:p>
            <text:p>baisse de l’engagement, perte de sens des valeurs communes.</text:p>
          </table:table-cell>
        </table:table-row>
        <table:table-row table:style-name="ro4">
          <table:table-cell/>
          <table:covered-table-cell table:style-name="ce5"/>
          <table:table-cell table:style-name="ce11" office:value-type="string" calcext:value-type="string">
            <text:p>IMPACTS SUR LE PATRIMOINE INTELLECTUEL OU CULTUREL CONSÉQUENCES DIRECTES OU INDIRECTES SUR</text:p>
            <text:p>LES CONNAISSANCES NON-EXPLICITES ACCUMULÉES PAR L’ORGANISATION, SUR LE SAVOIR-FAIRE, SUR LES CAPACITÉS D'INNOVATION, SUR LES RÉFÉRENCES CULTURELLES COMMUNES</text:p>
          </table:table-cell>
          <table:table-cell table:style-name="ce11" office:value-type="string" calcext:value-type="string">
            <text:p>Perte de mémoire de l'entreprise (anciens projets, succès ou</text:p>
            <text:p>échecs), perte de connaissances implicites (savoir-faire transmis</text:p>
            <text:p>entre générations, optimisations dans l'exécution de tâches ou</text:p>
            <text:p>de processus), captation d'idées novatrices, perte de patrimoine</text:p>
            <text:p>scientifique ou technique, perte de ressources humaines clés</text:p>
          </table:table-cell>
        </table:table-row>
        <table:table-row table:style-name="ro3">
          <table:table-cell/>
          <table:table-cell table:style-name="ce5" office:value-type="string" calcext:value-type="string">
            <text:p>IMPACTS FINANCIERS</text:p>
          </table:table-cell>
          <table:table-cell table:style-name="ce11" office:value-type="string" calcext:value-type="string">
            <text:p>CONSÉQUENCES PÉCUNIAIRES, DIRECTES OU INDIRECTES</text:p>
          </table:table-cell>
          <table:table-cell table:style-name="ce11" office:value-type="string" calcext:value-type="string">
            <text:p>Perte de chiffre d'affaires, perte d’un marché, dépenses imprévues,</text:p>
            <text:p>chute de valeur en bourse, baisse de revenus, pénalités imposées</text:p>
          </table:table-cell>
        </table:table-row>
        <table:table-row table:style-name="ro3">
          <table:table-cell/>
          <table:table-cell table:style-name="ce5" office:value-type="string" calcext:value-type="string">
            <text:p>IMPACTS JURIDIQUES</text:p>
          </table:table-cell>
          <table:table-cell table:style-name="ce11" office:value-type="string" calcext:value-type="string">
            <text:p>CONSÉQUENCES SUITE À UNE NON-CONFORMITÉ LÉGALE, RÉGLEMENTAIRE, NORMATIVE OU CONTRACTUELLE</text:p>
          </table:table-cell>
          <table:table-cell table:style-name="ce11" office:value-type="string" calcext:value-type="string">
            <text:p>Procès, amende, condamnation d'un dirigeant, amendement</text:p>
            <text:p>de contrat.</text:p>
          </table:table-cell>
        </table:table-row>
        <table:table-row table:style-name="ro5">
          <table:table-cell/>
          <table:table-cell table:style-name="ce5" office:value-type="string" calcext:value-type="string">
            <text:p>IMPACTS SUR L'IMAGE ET LA CONFIANCE</text:p>
          </table:table-cell>
          <table:table-cell table:style-name="ce11" office:value-type="string" calcext:value-type="string">
            <text:p>CONSÉQUENCES DIRECTES OU INDIRECTES SUR L'IMAGE DE L’ORGANISATION, LA NOTORIÉTÉ, LA CONFIANCE DES CLIENTS</text:p>
          </table:table-cell>
          <table:table-cell table:style-name="ce11" office:value-type="string" calcext:value-type="string">
            <text:p>Publication d’articles négatifs dans la presse, perte de crédibilité</text:p>
            <text:p>vis-à-vis de clients, mécontentement des actionnaires, perte de</text:p>
            <text:p>notoriété, perte de confiance d’usagers.</text:p>
          </table:table-cell>
        </table:table-row>
        <table:table-row table:style-name="ro1" table:number-rows-repeated="17">
          <table:table-cell/>
          <table:table-cell table:style-name="ce6"/>
          <table:table-cell table:style-name="ce19" table:number-columns-repeated="2"/>
        </table:table-row>
        <table:table-row table:style-name="ro1" table:number-rows-repeated="1048546">
          <table:table-cell table:number-columns-repeated="4"/>
        </table:table-row>
        <table:table-row table:style-name="ro1">
          <table:table-cell table:number-columns-repeated="4"/>
        </table:table-row>
      </table:table>
      <table:table table:name="Gravité" table:style-name="ta1">
        <table:table-column table:style-name="co1" table:default-cell-style-name="Default"/>
        <table:table-column table:style-name="co5" table:default-cell-style-name="Default"/>
        <table:table-column table:style-name="co6" table:default-cell-style-name="ce18"/>
        <table:table-column table:style-name="co7" table:number-columns-repeated="180" table:default-cell-style-name="Default"/>
        <table:table-row table:style-name="ro1">
          <table:table-cell table:number-columns-repeated="183"/>
        </table:table-row>
        <table:table-row table:style-name="ro1">
          <table:table-cell/>
          <table:table-cell table:style-name="ce16" office:value-type="string" calcext:value-type="string">
            <text:p>Niveau de l'échelle</text:p>
          </table:table-cell>
          <table:table-cell table:style-name="ce21" office:value-type="string" calcext:value-type="string">
            <text:p>Définition</text:p>
          </table:table-cell>
          <table:table-cell table:number-columns-repeated="180"/>
        </table:table-row>
        <table:table-row table:style-name="ro6">
          <table:table-cell/>
          <table:table-cell table:style-name="ce17" office:value-type="string" calcext:value-type="string">
            <text:p>G5 - CATASTROPHIQUE</text:p>
          </table:table-cell>
          <table:table-cell table:style-name="ce22" office:value-type="string" calcext:value-type="string">
            <text:p>Conséquences sectorielles ou régaliennes au-delà de l’organisation. Écosystème(s) sectoriel(s) impacté(s) de façon importante, avec des conséquences éventuellement durables. Et/ou : difficulté pour l’État, voire incapacité, d’assurer une fonction régalienne ou une de ses missions d’importance vitale. Et/ou : impacts critiques sur la sécurité des personnes et des biens (crise sanitaire, pollution environnementale majeure, destruction d’infrastructures essentielles, etc.).</text:p>
          </table:table-cell>
          <table:table-cell table:number-columns-repeated="180"/>
        </table:table-row>
        <table:table-row table:style-name="ro6">
          <table:table-cell/>
          <table:table-cell table:style-name="ce17" office:value-type="string" calcext:value-type="string">
            <text:p>G4 - CRITIQUE</text:p>
          </table:table-cell>
          <table:table-cell table:style-name="ce22" office:value-type="string" calcext:value-type="string">
            <text:p>Conséquences désastreuses pour l’organisation avec d’éventuels impacts sur l’écosystème. Incapacité pour l’organisation d’assurer la totalité ou une partie de son activité, avec d’éventuels impacts graves sur la sécurité des personnes et des biens. L’organisation ne surmontera vraisemblablement pas la situation (sa survie est menacée), les secteurs d’activité ou étatiques dans lesquels elle opère seront susceptibles d’être légèrement impactés, sans conséquences durables.</text:p>
          </table:table-cell>
          <table:table-cell table:number-columns-repeated="180"/>
        </table:table-row>
        <table:table-row table:style-name="ro7">
          <table:table-cell/>
          <table:table-cell table:style-name="ce17" office:value-type="string" calcext:value-type="string">
            <text:p>G3 - GRAVE</text:p>
          </table:table-cell>
          <table:table-cell table:style-name="ce22" office:value-type="string" calcext:value-type="string">
            <text:p>Conséquences importantes pour l’organisation. Forte dégradation des performances de l’activité, avec d’éventuels impacts significatifs sur la sécurité des personnes et des biens. L’organisation surmontera la situation avec de sérieuses difficultés (fonctionnement en mode très dégradé), sans impact sectoriel ou étatique.</text:p>
          </table:table-cell>
          <table:table-cell table:number-columns-repeated="180"/>
        </table:table-row>
        <table:table-row table:style-name="ro8">
          <table:table-cell/>
          <table:table-cell table:style-name="ce17" office:value-type="string" calcext:value-type="string">
            <text:p>G2 - SIGNIFICATIVE</text:p>
          </table:table-cell>
          <table:table-cell table:style-name="ce22" office:value-type="string" calcext:value-type="string">
            <text:p>Conséquences significatives mais limitées pour l’organisation. Dégradation des performances de l’activité sans impact sur la sécurité des personnes et des biens. L’organisation surmontera la situation malgré quelques difficultés (fonctionnement en mode dégradé).</text:p>
          </table:table-cell>
          <table:table-cell table:number-columns-repeated="180"/>
        </table:table-row>
        <table:table-row table:style-name="ro8">
          <table:table-cell/>
          <table:table-cell table:style-name="ce17" office:value-type="string" calcext:value-type="string">
            <text:p>G1 - MINEURE</text:p>
          </table:table-cell>
          <table:table-cell table:style-name="ce22" office:value-type="string" calcext:value-type="string">
            <text:p>Conséquences négligeables pour l’organisation. Aucun impact opérationnel ni sur les performances de l’activité ni sur la sécurité des personnes et des biens. L’organisation surmontera la situation sans trop de difficultés (consommation des marges).</text:p>
          </table:table-cell>
          <table:table-cell table:number-columns-repeated="180"/>
        </table:table-row>
        <table:table-row table:style-name="ro1" table:number-rows-repeated="1048568">
          <table:table-cell table:number-columns-repeated="183"/>
        </table:table-row>
        <table:table-row table:style-name="ro1">
          <table:table-cell table:number-columns-repeated="18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2">00/00/0000</text:date>, <text:time style:data-style-name="N2" text:time-value="15:20:07.12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9T13:58:50.164000000</meta:creation-date>
    <dc:date>2024-04-22T15:26:20.386000000</dc:date>
    <meta:editing-duration>PT51M11S</meta:editing-duration>
    <meta:editing-cycles>13</meta:editing-cycles>
    <meta:generator>LibreOffice/7.6.4.1$Windows_X86_64 LibreOffice_project/e19e193f88cd6c0525a17fb7a176ed8e6a3e2aa1</meta:generator>
    <meta:document-statistic meta:table-count="2" meta:cell-count="41" meta:object-count="0"/>
  </office:meta>
</office:document-meta>
</file>